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32e6" officeooo:paragraph-rsid="001a32e6"/>
    </style:style>
    <style:style style:name="P2" style:family="paragraph" style:parent-style-name="Standard">
      <style:text-properties officeooo:rsid="001bd6b6" officeooo:paragraph-rsid="001bd6b6"/>
    </style:style>
    <style:style style:name="P3" style:family="paragraph" style:parent-style-name="Standard">
      <style:text-properties fo:font-size="9pt" officeooo:rsid="001bd6b6" officeooo:paragraph-rsid="001bd6b6" style:font-size-asian="9pt" style:font-size-complex="9pt"/>
    </style:style>
    <style:style style:name="P4" style:family="paragraph" style:parent-style-name="Table_20_Contents">
      <style:text-properties fo:font-size="9pt" officeooo:rsid="001bd6b6" officeooo:paragraph-rsid="001bd6b6" style:font-size-asian="9pt" style:font-size-complex="9pt"/>
    </style:style>
    <style:style style:name="P5" style:family="paragraph" style:parent-style-name="Table_20_Contents">
      <style:text-properties fo:font-size="9pt" officeooo:rsid="001cbfdd" officeooo:paragraph-rsid="001cbfdd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</text:p>
      <text:p text:style-name="P1"/>
      <text:p text:style-name="P1">Python scripts:</text:p>
      <text:p text:style-name="P1"/>
      <text:p text:style-name="P1">1. Statistical tool</text:p>
      <text:p text:style-name="P2">genome: &gt;./16.fa.txt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genome: 16.fa.txt</text:p>
            <text:p text:style-name="P3"/>
            <text:p text:style-name="P3">GC-content: 0.5548</text:p>
            <text:p text:style-name="P3">#A = 1589939/7149689</text:p>
            <text:p text:style-name="P3">#C = 1981614/7149689</text:p>
            <text:p text:style-name="P3">#T = 1592923/7149689</text:p>
            <text:p text:style-name="P3">#G = 1985204/7149689</text:p>
            <text:p text:style-name="P3">#N = 9/7149689</text:p>
            <text:p text:style-name="P3">#AA = 359096/7149689</text:p>
            <text:p text:style-name="P3">#AC = 421691/7149689</text:p>
            <text:p text:style-name="P3">#AT = 387766/7149689</text:p>
            <text:p text:style-name="P3">#AG = 329767/7149689</text:p>
            <text:p text:style-name="P3">#CA = 489129/7149689</text:p>
            <text:p text:style-name="P3">#CC = 388521/7149689</text:p>
            <text:p text:style-name="P3">#CT = 330792/7149689</text:p>
            <text:p text:style-name="P3">#CG = 704454/7149689</text:p>
            <text:p text:style-name="P3">#TA = 105255/7149689</text:p>
            <text:p text:style-name="P3">#TC = 543628/7149689</text:p>
            <text:p text:style-name="P3">#TT = 359547/7149689</text:p>
            <text:p text:style-name="P3">#TG = 493028/7149689</text:p>
            <text:p text:style-name="P3">#GA = 544841/7149689</text:p>
            <text:p text:style-name="P3">#GC = 559056/7149689</text:p>
            <text:p text:style-name="P3">#GT = 423352/7149689</text:p>
            <text:p text:style-name="P3">#GG = 389509/7149689</text:p>
          </table:table-cell>
          <table:table-cell table:style-name="Table1.A1" office:value-type="string">
            <text:p text:style-name="P4">genome: 20.fa.txt</text:p>
            <text:p text:style-name="P4"/>
            <text:p text:style-name="P4">GC-content: 0.4625</text:p>
            <text:p text:style-name="P4">#A = 504109/1869610</text:p>
            <text:p text:style-name="P4">#C = 426011/1869610</text:p>
            <text:p text:style-name="P4">#T = 500833/1869610</text:p>
            <text:p text:style-name="P4">#G = 438657/1869610</text:p>
            <text:p text:style-name="P4">#N = 0/1869610</text:p>
            <text:p text:style-name="P4">#AA = 119138/1869610</text:p>
            <text:p text:style-name="P4">#AC = 100392/1869610</text:p>
            <text:p text:style-name="P4">#AT = 112580/1869610</text:p>
            <text:p text:style-name="P4">#AG = 129961/1869610</text:p>
            <text:p text:style-name="P4">#CA = 110613/1869610</text:p>
            <text:p text:style-name="P4">#CC = 80193/1869610</text:p>
            <text:p text:style-name="P4">#CT = 127257/1869610</text:p>
            <text:p text:style-name="P4">#CG = 92039/1869610</text:p>
            <text:p text:style-name="P4">#TA = 67219/1869610</text:p>
            <text:p text:style-name="P4">#TC = 160752/1869610</text:p>
            <text:p text:style-name="P4">#TT = 117679/1869610</text:p>
            <text:p text:style-name="P4">#TG = 113839/1869610</text:p>
            <text:p text:style-name="P4">#GA = 165101/1869610</text:p>
            <text:p text:style-name="P4">#GC = 68766/1869610</text:p>
            <text:p text:style-name="P4">#GT = 101972/1869610</text:p>
            <text:p text:style-name="P4">#GG = 85445/1869610</text:p>
          </table:table-cell>
          <table:table-cell table:style-name="Table1.A1" office:value-type="string">
            <text:p text:style-name="P5">genome: 29.fa.txt</text:p>
            <text:p text:style-name="P5"/>
            <text:p text:style-name="P5">GC-content: 0.3890</text:p>
            <text:p text:style-name="P5">#A = 134339/439888</text:p>
            <text:p text:style-name="P5">#C = 85465/439888</text:p>
            <text:p text:style-name="P5">#T = 134423/439888</text:p>
            <text:p text:style-name="P5">#G = 85661/439888</text:p>
            <text:p text:style-name="P5">#N = 0/439888</text:p>
            <text:p text:style-name="P5">#AA = 34423/439888</text:p>
            <text:p text:style-name="P5">#AC = 23399/439888</text:p>
            <text:p text:style-name="P5">#AT = 38074/439888</text:p>
            <text:p text:style-name="P5">#AG = 26070/439888</text:p>
            <text:p text:style-name="P5">#CA = 28585/439888</text:p>
            <text:p text:style-name="P5">#CC = 14956/439888</text:p>
            <text:p text:style-name="P5">#CT = 25992/439888</text:p>
            <text:p text:style-name="P5">#CG = 13236/439888</text:p>
            <text:p text:style-name="P5">#TA = 31581/439888</text:p>
            <text:p text:style-name="P5">#TC = 27250/439888</text:p>
            <text:p text:style-name="P5">#TT = 34410/439888</text:p>
            <text:p text:style-name="P5">#TG = 28797/439888</text:p>
            <text:p text:style-name="P5">#GA = 27377/439888</text:p>
            <text:p text:style-name="P5">#GC = 17163/439888</text:p>
            <text:p text:style-name="P5">#GT = 23563/439888</text:p>
            <text:p text:style-name="P5">#GG = 14961/439888</text:p>
          </table:table-cell>
          <table:table-cell table:style-name="Table1.A1" office:value-type="string">
            <text:p text:style-name="P5">genome: 44.fa.txt</text:p>
            <text:p text:style-name="P5"/>
            <text:p text:style-name="P5">GC-content: 0.3668</text:p>
            <text:p text:style-name="P5">#A = 600998/1893500</text:p>
            <text:p text:style-name="P5">#C = 346142/1893500</text:p>
            <text:p text:style-name="P5">#T = 598020/1893500</text:p>
            <text:p text:style-name="P5">#G = 348339/1893500</text:p>
            <text:p text:style-name="P5">#N = 0/1893500</text:p>
            <text:p text:style-name="P5">#AA = 159766/1893500</text:p>
            <text:p text:style-name="P5">#AC = 105514/1893500</text:p>
            <text:p text:style-name="P5">#AT = 190601/1893500</text:p>
            <text:p text:style-name="P5">#AG = 88325/1893500</text:p>
            <text:p text:style-name="P5">#CA = 138243/1893500</text:p>
            <text:p text:style-name="P5">#CC = 54062/1893500</text:p>
            <text:p text:style-name="P5">#CT = 87166/1893500</text:p>
            <text:p text:style-name="P5">#CG = 58970/1893500</text:p>
            <text:p text:style-name="P5">#TA = 149211/1893500</text:p>
            <text:p text:style-name="P5">#TC = 94947/1893500</text:p>
            <text:p text:style-name="P5">#TT = 159111/1893500</text:p>
            <text:p text:style-name="P5">#TG = 138835/1893500</text:p>
            <text:p text:style-name="P5">#GA = 96986/1893500</text:p>
            <text:p text:style-name="P5">#GC = 83918/1893500</text:p>
            <text:p text:style-name="P5">#GT = 105227/1893500</text:p>
            <text:p text:style-name="P5">#GG = 54283/1893500</text:p>
          </table:table-cell>
          <table:table-cell table:style-name="Table1.E1" office:value-type="string">
            <text:p text:style-name="P5">genome: 47.fa.txt</text:p>
            <text:p text:style-name="P5"/>
            <text:p text:style-name="P5">GC-content: 0.5169</text:p>
            <text:p text:style-name="P5">#A = 540971/2242948</text:p>
            <text:p text:style-name="P5">#C = 577262/2242948</text:p>
            <text:p text:style-name="P5">#T = 542592/2242948</text:p>
            <text:p text:style-name="P5">#G = 582122/2242948</text:p>
            <text:p text:style-name="P5">#N = 0/2242948</text:p>
            <text:p text:style-name="P5">#AA = 136187/2242948</text:p>
            <text:p text:style-name="P5">#AC = 116880/2242948</text:p>
            <text:p text:style-name="P5">#AT = 136676/2242948</text:p>
            <text:p text:style-name="P5">#AG = 97600/2242948</text:p>
            <text:p text:style-name="P5">#CA = 140876/2242948</text:p>
            <text:p text:style-name="P5">#CC = 121349/2242948</text:p>
            <text:p text:style-name="P5">#CT = 96573/2242948</text:p>
            <text:p text:style-name="P5">#CG = 195774/2242948</text:p>
            <text:p text:style-name="P5">#TA = 83819/2242948</text:p>
            <text:p text:style-name="P5">#TC = 125051/2242948</text:p>
            <text:p text:style-name="P5">#TT = 136887/2242948</text:p>
            <text:p text:style-name="P5">#TG = 143111/2242948</text:p>
            <text:p text:style-name="P5">#GA = 126462/2242948</text:p>
            <text:p text:style-name="P5">#GC = 191292/2242948</text:p>
            <text:p text:style-name="P5">#GT = 118731/2242948</text:p>
            <text:p text:style-name="P5">#GG = 122793/2242948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3:44.536864515</meta:creation-date>
    <dc:date>2018-05-24T15:44:43.182335281</dc:date>
    <meta:editing-duration>PT50M3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19" meta:word-count="344" meta:character-count="2241" meta:non-whitespace-character-count="2016"/>
  </office:meta>
</office:document-meta>
</file>